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3f7f1" officeooo:paragraph-rsid="0013f7f1"/>
    </style:style>
    <style:style style:name="P2" style:family="paragraph" style:parent-style-name="Standard">
      <style:paragraph-properties fo:text-align="start" style:justify-single-word="false"/>
      <style:text-properties officeooo:rsid="0013f7f1" officeooo:paragraph-rsid="0013f7f1"/>
    </style:style>
    <style:style style:name="P3" style:family="paragraph" style:parent-style-name="Standard" style:list-style-name="L1">
      <style:paragraph-properties fo:text-align="start" style:justify-single-word="false"/>
      <style:text-properties officeooo:rsid="0013f7f1" officeooo:paragraph-rsid="0013f7f1"/>
    </style:style>
    <style:style style:name="P4" style:family="paragraph" style:parent-style-name="Standard" style:list-style-name="L1">
      <style:paragraph-properties fo:text-align="start" style:justify-single-word="false"/>
      <style:text-properties officeooo:rsid="0013f7f1" officeooo:paragraph-rsid="00178070"/>
    </style:style>
    <style:style style:name="P5" style:family="paragraph" style:parent-style-name="Standard">
      <style:paragraph-properties fo:text-align="start" style:justify-single-word="false"/>
      <style:text-properties style:text-underline-style="none" officeooo:rsid="0013f7f1" officeooo:paragraph-rsid="0013f7f1"/>
    </style:style>
    <style:style style:name="P6" style:family="paragraph" style:parent-style-name="Standard" style:list-style-name="L1">
      <style:paragraph-properties fo:text-align="start" style:justify-single-word="false"/>
      <style:text-properties officeooo:paragraph-rsid="0013f7f1"/>
    </style:style>
    <style:style style:name="P7" style:family="paragraph" style:parent-style-name="Standard">
      <style:paragraph-properties fo:text-align="start" style:justify-single-word="false"/>
      <style:text-properties officeooo:rsid="00150d62" officeooo:paragraph-rsid="00150d62"/>
    </style:style>
    <style:style style:name="P8" style:family="paragraph" style:parent-style-name="Standard" style:list-style-name="L2">
      <style:paragraph-properties fo:text-align="start" style:justify-single-word="false"/>
      <style:text-properties officeooo:rsid="00178070" officeooo:paragraph-rsid="0017807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78070"/>
    </style:style>
    <style:style style:name="T3" style:family="text">
      <style:text-properties style:text-underline-style="none"/>
    </style:style>
    <style:style style:name="T4" style:family="text">
      <style:text-properties style:text-underline-style="none" officeooo:rsid="0013f7f1"/>
    </style:style>
    <style:style style:name="T5" style:family="text">
      <style:text-properties style:text-underline-style="none" officeooo:rsid="00150d62"/>
    </style:style>
    <style:style style:name="T6" style:family="text">
      <style:text-properties style:text-underline-style="none" officeooo:rsid="00178070"/>
    </style:style>
    <style:style style:name="T7" style:family="text">
      <style:text-properties fo:font-variant="normal" fo:text-transform="none" fo:color="#000000" style:font-name="Liberation Serif" fo:letter-spacing="normal" fo:font-style="normal" style:text-underline-style="none" fo:font-weight="normal"/>
    </style:style>
    <style:style style:name="T8" style:family="text">
      <style:text-properties fo:font-variant="normal" fo:text-transform="none" fo:color="#000000" style:font-name="Liberation Serif" fo:letter-spacing="normal" fo:font-style="normal" style:text-underline-style="none" fo:font-weight="normal" officeooo:rsid="0013f7f1"/>
    </style:style>
    <style:style style:name="T9" style:family="text">
      <style:text-properties style:font-name="Liberation Serif" style:text-underline-style="none" officeooo:rsid="0013f7f1"/>
    </style:style>
    <style:style style:name="T10" style:family="text">
      <style:text-properties officeooo:rsid="00150d6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ynopsis: Oil Consumption and Imports Website</text:span></text:p>
      <text:p text:style-name="P2"><text:span text:style-name="T1"/></text:p>
      <text:p text:style-name="P5">After researching various APIs from Data.org, I stumbled upon some interesting findings on America's Oil consumption and imports. Apparently, The Federal Department of Energy keeps track of the number of barrels of imported and consumed petroleum products and crude oil that is imported from other countries. It also has data collected about other countries' oil consumption and freely <text:span text:style-name="T10">distributes</text:span> this data via a web service as a JSON file. There is so much awesome data in fact, that I thought that this would be a good idea for a website, for which I could design a User Interface that would allow people to view this data more presentably.</text:p>
      <text:p text:style-name="P5"/>
      <text:p text:style-name="P5">The main idea for this website is to have an attractive UI that also presents an interesting and timely set of statistics. The site will be one page, but utilize CSS3 transitions <text:span text:style-name="T10">in order to display information in slides.</text:span></text:p>
      <text:p text:style-name="P5"/>
      <text:p text:style-name="P5">For this website I plan to use the following technologies:</text:p>
      <text:p text:style-name="P5"/>
      <text:list xml:id="list1438713177975295169" text:style-name="L1">
        <text:list-item>
          <text:p text:style-name="P6"><text:span text:style-name="T4">jQuery and Javascript </text:span></text:p>
        </text:list-item>
        <text:list-item>
          <text:p text:style-name="P4"><text:span text:style-name="T3">EIA.gov API (contains loads of information </text:span><text:span text:style-name="T5">in public domain</text:span><text:span text:style-name="T3"> on crude oil coming in and <text:s text:c="4"/>out of the US) </text:span><text:a xlink:type="simple" xlink:href="http://www.eia.gov/beta/api/qb.cfm?category=371" text:style-name="Internet_20_link" text:visited-style-name="Visited_20_Internet_20_Link"><text:span text:style-name="T2">http://www.eia.gov/beta/api/qb.cfm?category=371</text:span></text:a></text:p>
          <text:p text:style-name="P4"><text:span text:style-name="T6"/></text:p>
        </text:list-item>
        <text:list-item>
          <text:p text:style-name="P3"><text:span text:style-name="T3">Ajax (For Getting the JSON files)</text:span></text:p>
        </text:list-item>
        <text:list-item>
          <text:p text:style-name="P3"><text:span text:style-name="T3">CSS3 animations </text:span></text:p>
        </text:list-item>
        <text:list-item>
          <text:p text:style-name="P3"><text:span text:style-name="T3">Bootstrap for creating a template (though I may want to create my own media queries)</text:span></text:p>
        </text:list-item>
        <text:list-item>
          <text:p text:style-name="P6"><text:span text:style-name="T4">Leaflet – A javascript library for interactive maps (more lightweight that Google Maps API and more intuitive interface for</text:span><text:span text:style-name="T9"> </text:span><text:bookmark text:name="interactive-choropleth-map"/><text:span text:style-name="T7">Interactive Choropleth Map</text:span><text:span text:style-name="T8">s</text:span></text:p>
        </text:list-item>
        <text:list-item>
          <text:p text:style-name="P3"><text:span text:style-name="T3">Google Charts API for graphing data</text:span></text:p>
        </text:list-item>
        <text:list-item>
          <text:p text:style-name="P3"><text:span text:style-name="T3">Google Fonts</text:span></text:p>
        </text:list-item>
      </text:list>
      <text:p text:style-name="P2"><text:span text:style-name="T3"/></text:p>
      <text:p text:style-name="P7"><text:span text:style-name="T6">Import and Export Data is only available since 2009, but state consumption is available all the way back to the 40s. </text:span><text:span text:style-name="T3">I will be presenting the following datasets with a map, datatable, and Google Chart:</text:span></text:p>
      <text:p text:style-name="P7"><text:span text:style-name="T3"/></text:p>
      <text:list xml:id="list5441077321978090743" text:style-name="L2">
        <text:list-item>
          <text:p text:style-name="P8"><text:span text:style-name="T3">Monthly Imports from other countries into the US</text:span></text:p>
        </text:list-item>
        <text:list-item>
          <text:p text:style-name="P8"><text:span text:style-name="T3">Monthly consumption comparison between the US and other countries </text:span></text:p>
        </text:list-item>
      </text:list>
      <text:p text:style-name="P2"><text:span text:style-name="T3"/></text:p>
      <text:p text:style-name="P2"><text:span text:style-name="T3"/></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20:00:52.243000000</meta:creation-date>
    <dc:date>2015-10-01T20:25:28.675000000</dc:date>
    <meta:editing-duration>PT8M35S</meta:editing-duration>
    <meta:editing-cycles>3</meta:editing-cycles>
    <meta:generator>LibreOffice/4.4.3.2$Windows_x86 LibreOffice_project/88805f81e9fe61362df02b9941de8e38a9b5fd16</meta:generator>
    <meta:document-statistic meta:table-count="0" meta:image-count="0" meta:object-count="0" meta:page-count="1" meta:paragraph-count="17" meta:word-count="301" meta:character-count="1800" meta:non-whitespace-character-count="1516"/>
  </office:meta>
</office:document-meta>
</file>